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gendy Lodowca - Arkane Whisper</text:p>
      <text:p text:style-name="P1"/>
      <text:p text:style-name="P1">“Legendy Lodowca” to seria krótkich opowiadań, których fabuła układa się w historię kierowanej przez Twilight Sparkle naukowej wyprawy w zamarznięte rejony na północ od Kryształowego Imperium. Cykl składa się z trzech opowiadań: “Kriostaza”, “Skrysztalenie” i “Opowieść Starego Poszukiwacza”, przy czym “Skrysztalenie” powstało jako pierwsze. Pozostałe dwa, będące prequelami, dopowiadają to, czego po przeczytaniu “Skrysztalenia” czytelnik mógłby się jedynie domyślać. </text:p>
      <text:p text:style-name="P1">Akcja “Kriostazy” zaczyna się tak, jakby miało to być opowiadanie przygodowe. Obserwujemy Twilight Sparkle i trójkę jej towarzyszy szykujących się do wyprawy archeologicznej w poszukiwaniu śladów zaginionego plemienia Poszukiwaczy. Szybko jednak czytelnik przekonuje się, że tagi “Dark” i “Mystery” nie zostały użyte na darmo. Uczestnicy misji archeologicznej, poważni i rozsądni naukowcy, nagle zaczynają biegać po białych pustkowiach wśród szalejącej zamieci goniąc za cieniami i zjawami. </text:p>
      <text:p text:style-name="P1">“Skrysztalenie” opisuje losy Twilight Sparkle po tym, jak zniknęła z obozu i zgubiła się na lodowych pustkowiach. Księżniczka trafia na lodowiec. Chcąc schronić się przed wiatrem, wchodzi w jedną z jego szczelin i wewnątrz odkrywa coś koszmarnego.</text:p>
      <text:p text:style-name="P1">Ostatnia część, “Opowieść Starego Poszukiwacza” to retrospekcja, w której dwóch z późniejszych członków ekspedycji rozmawia z jednym z ostatnich członków plemienia Poszukiwaczy. Opowiada im historię, która jest niepokojąco podobna do tego, co przytrafi się ekspedycji w przyszłości.</text:p>
      <text:p text:style-name="P1">Opowiadania czytało mi się dobrze. Wysoko oceniam styl, w jakim zostały napisane. Autor umiejętnie buduje nastrój tajemniczości i grozy. Składają się na to liczne niedopowiedzenia, opisy zagrożeń, które gdzieś tam się czają, ale bohaterowie bardzo długo nie mają okazji stanąć z nimi pyskiem w pysk (wiadomo, że najstraszniejsze jest to, co nieznane), a także przerywanie akcji licznymi retrospekcjami, które dają wgląd w życie codzienne bohaterów, ożywiając ich nieco i sprawiając, że czytelnik się bardziej do nich przywiązuje.</text:p>
      <text:p text:style-name="P1">Podoba mi się taki sposób prowadzenia narracji. Dzięki niemu autor, unikając przydługiego wprowadzenia, które w takim krótkim fanfiku mogłoby być nużące, wprowadził sporo dodatkowych informacji i o postaciach i o świecie, w którym one funkcjonują. Same postacie nie są bardzo rozbudowane ani pełne głębi, jednak mają trochę indywidualnych cech i potrafią wzbudzić sympatię. Sama Twilight jest jakaś poważniejsza i bardziej zorganizowana niż w serialu. Warto tu wspomnieć, że opowiadanie zawiera self-insert. Nie przeszkadza to jednak w czytaniu. Postać Arkane Whispera nie wyróżnia się na tle pozostałych uczestników wyprawy ani nie wysuwa na pierwszy plan.</text:p>
      <text:p text:style-name="P1">Podsumowując, polecam te opowiadania. Są klimatyczne i pełne tajemnic – okazuje się, że o kryształowych kucykach nie wiemy jeszcze wszystkiego.</text:p>
      <text:p text:style-name="P1"/>
      <text:p text:style-name="P1"><text:a xlink:type="simple" xlink:href="https://www.deviantart.com/download/529255575/winter_has_come_by_i_am_knot-d8r3s7r.png?token=de3b6b10078355bacc81a95100cdd3e48738e9c7&amp;ts=1509552652" text:style-name="Internet_20_link" text:visited-style-name="Visited_20_Internet_20_Link"><text:span text:style-name="T1">https://www.deviantart.com/download/529255575/winter_has_come_by_i_am_knot-d8r3s7r.png?token=de3b6b10078355bacc81a95100cdd3e48738e9c7&amp;ts=1509552652</text:span></text:a></text:p>
      <text:p text:style-name="P1"/>
      <text:p text:style-name="P1">Źródło: <text:a xlink:type="simple" xlink:href="https://i-am-knot.deviantart.com/art/Winter-Has-Come-529255575" text:style-name="Internet_20_link" text:visited-style-name="Visited_20_Internet_20_Link"><text:span text:style-name="T1">https://i-am-knot.deviantart.com/art/Winter-Has-Come-52925557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96" meta:character-count="3068" meta:non-whitespace-character-count="2679"/>
    <meta:generator>LibreOfficeDev/5.1.0.3$Linux_X86_64 LibreOffice_project/</meta:generator>
  </office:meta>
</office:document-meta>
</file>